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tarSymbol" svg:font-family="StarSymbol"/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2pt" style:font-size-asian="12pt" style:font-size-complex="12pt"/>
    </style:style>
    <style:style style:name="P2" style:family="paragraph" style:parent-style-name="Standard">
      <style:paragraph-properties fo:text-align="center" style:justify-single-word="false" style:text-autospace="none"/>
      <style:text-properties fo:color="#000000" style:font-name="Times New Roman" fo:font-size="16pt" style:text-underline-style="solid" style:text-underline-width="auto" style:text-underline-color="font-color" fo:font-weight="bold" style:font-name-asian="Times New Roman1" style:font-size-asian="16pt" style:font-weight-asian="bold" style:font-name-complex="Times New Roman1" style:font-size-complex="16pt" style:font-weight-complex="bold"/>
    </style:style>
    <style:style style:name="P3" style:family="paragraph" style:parent-style-name="Standard">
      <style:paragraph-properties fo:text-align="center" style:justify-single-word="false" style:text-autospace="none"/>
      <style:text-properties fo:color="#000000" style:font-name="Arial" fo:font-size="16pt" style:text-underline-style="solid" style:text-underline-width="auto" style:text-underline-color="font-color" fo:font-weight="bold" style:font-name-asian="Times New Roman1" style:font-size-asian="16pt" style:font-weight-asian="bold" style:font-name-complex="Times New Roman1" style:font-size-complex="16pt" style:font-weight-complex="bold"/>
    </style:style>
    <style:style style:name="P4" style:family="paragraph" style:parent-style-name="Standard">
      <style:paragraph-properties fo:text-align="center" style:justify-single-word="false" style:text-autospace="none"/>
      <style:text-properties fo:color="#000000" style:font-name="Arial" fo:font-size="11pt" style:font-name-asian="Times New Roman1" style:font-size-asian="11pt" style:font-name-complex="Times New Roman1" style:font-size-complex="11pt"/>
    </style:style>
    <style:style style:name="P5" style:family="paragraph" style:parent-style-name="Standard">
      <style:paragraph-properties style:text-autospace="none"/>
      <style:text-properties fo:color="#000000" style:font-name="Arial" fo:font-size="11pt" style:font-name-asian="Times New Roman1" style:font-size-asian="11pt" style:font-name-complex="Times New Roman1" style:font-size-complex="11pt"/>
    </style:style>
    <style:style style:name="P6" style:family="paragraph" style:parent-style-name="Standard">
      <style:paragraph-properties fo:text-align="justify" style:justify-single-word="false" style:text-autospace="none"/>
      <style:text-properties fo:color="#000000" style:font-name="Arial" fo:font-size="11pt" style:font-name-asian="Times New Roman1" style:font-size-asian="11pt" style:font-name-complex="Times New Roman1" style:font-size-complex="11pt"/>
    </style:style>
    <style:style style:name="P7" style:family="paragraph" style:parent-style-name="Standard">
      <style:paragraph-properties style:text-autospace="none"/>
      <style:text-properties fo:color="#000000" style:font-name="Arial" fo:font-size="11pt" fo:font-weight="bold" style:font-name-asian="Times New Roman1" style:font-size-asian="11pt" style:font-weight-asian="bold" style:font-name-complex="Times New Roman1" style:font-size-complex="11pt" style:font-weight-complex="bold"/>
    </style:style>
    <style:style style:name="P8" style:family="paragraph" style:parent-style-name="Standard">
      <style:paragraph-properties fo:text-align="center" style:justify-single-word="false" style:text-autospace="none"/>
      <style:text-properties fo:color="#000000" style:font-name="Arial" fo:font-size="11pt" fo:font-weight="bold" style:font-name-asian="Times New Roman1" style:font-size-asian="11pt" style:font-weight-asian="bold" style:font-name-complex="Times New Roman1" style:font-size-complex="11pt" style:font-weight-complex="bold"/>
    </style:style>
    <style:style style:name="P9" style:family="paragraph" style:parent-style-name="Standard">
      <style:paragraph-properties fo:text-align="center" style:justify-single-word="false" style:text-autospace="none"/>
      <style:text-properties fo:color="#000000" style:font-name="Arial" fo:font-size="11pt" fo:font-weight="bold" officeooo:rsid="001d454f" officeooo:paragraph-rsid="001d454f" style:font-name-asian="Times New Roman1" style:font-size-asian="11pt" style:font-weight-asian="bold" style:font-name-complex="Times New Roman1" style:font-size-complex="11pt" style:font-weight-complex="bold"/>
    </style:style>
    <style:style style:name="P10" style:family="paragraph" style:parent-style-name="Standard">
      <style:text-properties style:font-name="Arial" fo:font-size="11pt" style:font-size-asian="11pt" style:font-size-complex="11pt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12" style:family="paragraph" style:parent-style-name="Standard">
      <style:paragraph-properties fo:margin-left="0.993cm" fo:margin-right="0.004cm" fo:text-indent="0cm" style:auto-text-indent="false" style:text-autospace="none"/>
      <style:text-properties fo:color="#000000" style:font-name="Arial" fo:font-size="11pt" fo:font-weight="normal" style:font-name-asian="Times New Roman1" style:font-size-asian="11pt" style:font-weight-asian="normal" style:font-name-complex="Times New Roman1" style:font-size-complex="11pt" style:font-weight-complex="normal"/>
    </style:style>
    <style:style style:name="P13" style:family="paragraph" style:parent-style-name="Standard">
      <style:paragraph-properties fo:margin-left="0.993cm" fo:margin-right="0.004cm" fo:text-indent="0cm" style:auto-text-indent="false" style:text-autospace="none"/>
      <style:text-properties fo:color="#000000" style:font-name="Arial" fo:font-size="11pt" style:font-name-asian="Times New Roman1" style:font-size-asian="11pt" style:font-name-complex="Times New Roman1" style:font-size-complex="11pt"/>
    </style:style>
    <style:style style:name="P14" style:family="paragraph" style:parent-style-name="Standard">
      <style:paragraph-properties fo:margin-left="0.993cm" fo:margin-right="0.004cm" fo:text-indent="0cm" style:auto-text-indent="false" style:text-autospace="none"/>
      <style:text-properties fo:color="#000000" style:font-name="Arial" fo:font-size="11pt" officeooo:paragraph-rsid="0015748e" style:font-name-asian="Times New Roman1" style:font-size-asian="11pt" style:font-name-complex="Times New Roman1" style:font-size-complex="11pt"/>
    </style:style>
    <style:style style:name="P15" style:family="paragraph" style:parent-style-name="Standard">
      <style:paragraph-properties fo:margin-left="0.974cm" fo:margin-right="0.002cm" fo:text-indent="0cm" style:auto-text-indent="false" style:text-autospace="none"/>
      <style:text-properties fo:color="#000000" style:font-name="Arial" fo:font-size="11pt" style:font-name-asian="Times New Roman1" style:font-size-asian="11pt" style:font-name-complex="Times New Roman1" style:font-size-complex="11pt"/>
    </style:style>
    <style:style style:name="P16" style:family="paragraph" style:parent-style-name="Standard">
      <style:paragraph-properties fo:margin-left="0.975cm" fo:margin-right="0.002cm" fo:text-indent="0cm" style:auto-text-indent="false" style:text-autospace="none"/>
      <style:text-properties fo:color="#000000" style:font-name="Arial" fo:font-size="11pt" style:font-name-asian="Times New Roman1" style:font-size-asian="11pt" style:font-name-complex="Times New Roman1" style:font-size-complex="11pt"/>
    </style:style>
    <style:style style:name="P17" style:family="paragraph" style:parent-style-name="Standard">
      <style:paragraph-properties fo:margin-left="0.975cm" fo:margin-right="0.002cm" fo:text-indent="-0.979cm" style:auto-text-indent="false" style:text-autospace="none">
        <style:tab-stops/>
      </style:paragraph-properties>
      <style:text-properties fo:color="#000000" style:font-name="Arial" fo:font-size="11pt" fo:font-weight="normal" style:font-name-asian="Times New Roman1" style:font-size-asian="11pt" style:font-weight-asian="normal" style:font-name-complex="Times New Roman1" style:font-size-complex="11pt" style:font-weight-complex="normal"/>
    </style:style>
    <style:style style:name="P18" style:family="paragraph" style:parent-style-name="Standard">
      <style:paragraph-properties fo:margin-left="0.053cm" fo:margin-right="0.002cm" fo:text-align="justify" style:justify-single-word="false" fo:text-indent="-0.053cm" style:auto-text-indent="false" style:text-autospace="none">
        <style:tab-stops/>
      </style:paragraph-properties>
      <style:text-properties fo:color="#000000" style:font-name="Arial" fo:font-size="11pt" fo:font-weight="normal" style:font-name-asian="Times New Roman1" style:font-size-asian="11pt" style:font-weight-asian="normal" style:font-name-complex="Times New Roman1" style:font-size-complex="11pt" style:font-weight-complex="normal"/>
    </style:style>
    <style:style style:name="P19" style:family="paragraph" style:parent-style-name="Standard">
      <style:paragraph-properties fo:margin-left="9.971cm" fo:margin-right="0.002cm" fo:text-indent="0cm" style:auto-text-indent="false" style:text-autospace="none"/>
      <style:text-properties fo:color="#000000" style:font-name="Arial" fo:font-size="11pt" style:font-name-asian="Times New Roman1" style:font-size-asian="11pt" style:font-name-complex="Times New Roman1" style:font-size-complex="1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font-name="Wingdings"/>
    </style:style>
    <style:style style:name="T3" style:family="text">
      <style:text-properties officeooo:rsid="0015748e"/>
    </style:style>
    <style:style style:name="T4" style:family="text">
      <style:text-properties officeooo:rsid="0019364f"/>
    </style:style>
    <style:style style:name="T5" style:family="text">
      <style:text-properties officeooo:rsid="001ad2d7"/>
    </style:style>
    <style:style style:name="T6" style:family="text">
      <style:text-properties officeooo:rsid="00202407"/>
    </style:style>
    <style:style style:name="T7" style:family="text">
      <style:text-properties officeooo:rsid="0020bd0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/>
      <text:p text:style-name="P2"/>
      <text:p text:style-name="P2"/>
      <text:p text:style-name="P2"/>
      <text:p text:style-name="P3"/>
      <text:p text:style-name="P3"/>
      <text:p text:style-name="P3"/>
      <text:p text:style-name="P3">Autorisation de fermeture de cercueil</text:p>
      <text:p text:style-name="P4"/>
      <text:p text:style-name="P5">Année 20...</text:p>
      <text:p text:style-name="P5">Acte de Décès n°.....</text:p>
      <text:p text:style-name="P4"/>
      <text:p text:style-name="P6">L<text:span text:style-name="T6">a</text:span> Maire <text:span text:style-name="T6">ou l’Adjoint-e</text:span> de FLEURY-LES-AUBRAIS, officier de l'Etat Civil,</text:p>
      <text:p text:style-name="P6"/>
      <text:p text:style-name="P6">Vu le certificat médical établi par Docteur ................................................................., constatant le décès de :</text:p>
      <text:p text:style-name="P6"/>
      <text:p text:style-name="P12">Madame ou Monsieur <text:span text:style-name="T1">(nom et prénoms)</text:span> : ..............................................................................</text:p>
      <text:p text:style-name="P14"><text:tab/><text:span text:style-name="T2">r </text:span><text:s text:c="2"/>Epoux-épouse de ................................................................................................</text:p>
      <text:p text:style-name="P14"><text:tab/><text:span text:style-name="T2">r </text:span><text:s text:c="2"/>Veuf-veuve de .....................................................................................................</text:p>
      <text:p text:style-name="P14"><text:tab/><text:span text:style-name="T2">r </text:span><text:s text:c="2"/>Divorcé (e) de ......................................................................................................</text:p>
      <text:p text:style-name="P14"><text:tab/><text:span text:style-name="T2">r </text:span><text:s text:c="2"/>Pacsé (e) avec ....................................................................................................</text:p>
      <text:p text:style-name="P13">De (<text:span text:style-name="T1">père</text:span>) : ...............................................................................................................................</text:p>
      <text:p text:style-name="P13">Et de (<text:span text:style-name="T1">mère</text:span>) : ..........................................................................................................................</text:p>
      <text:p text:style-name="P13"/>
      <text:p text:style-name="P15">Né (e) le : ............................................................à : ...............................................................</text:p>
      <text:p text:style-name="P15">Décédé (e) à : (<text:span text:style-name="T1">adresse complète</text:span>) : .......................................................................................</text:p>
      <text:p text:style-name="P15">le .............../.............../......................................à .................. heure (s) ................. minute (s)</text:p>
      <text:p text:style-name="P15"/>
      <text:p text:style-name="P15">Domicilié (e) à : (<text:span text:style-name="T1">adresse complète</text:span>) : …..................................................................................</text:p>
      <text:p text:style-name="P16"/>
      <text:p text:style-name="P17">et attestant que le décès ne pose pas de problème médico-légal. </text:p>
      <text:p text:style-name="P17"/>
      <text:p text:style-name="P18">Le retrait éventuel de la prothèse fonctionnant à pile a bien été effectué par le docteur ou le <text:span text:style-name="T3">thanatopracteur</text:span> le …....................................................</text:p>
      <text:p text:style-name="P7"/>
      <text:p text:style-name="P5">Vu l'article L. 2122-32 du Code Général des Collectivités Territoriales ;</text:p>
      <text:p text:style-name="P5">Vu l'article L. 2223-42 du Code Général des Collectivités Territoriales ;</text:p>
      <text:p text:style-name="P5">Vu l'article R. 2213-17 du Code Général des Collectivités Territoriales ;</text:p>
      <text:p text:style-name="P16"/>
      <text:p text:style-name="P8">Autorise <text:span text:style-name="T5">le</text:span> ................/................/.....................................</text:p>
      <text:p text:style-name="P8">à .................................heure (s) ...............................minute (s)</text:p>
      <text:p text:style-name="P9">à ................................................................</text:p>
      <text:p text:style-name="P8"/>
      <text:p text:style-name="P8">LA FERMETURE DU CERCUEIL</text:p>
      <text:p text:style-name="P5"/>
      <text:p text:style-name="P5"/>
      <text:p text:style-name="P19">Fait à Fleury-les-Aubrais</text:p>
      <text:p text:style-name="P19">Le .........../........../.....................</text:p>
      <text:p text:style-name="P19">L<text:span text:style-name="T6">a Maire ou l’Adjoint-e délégué-e</text:span>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tarSymbol" svg:font-family="StarSymbol"/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rame_20_contents" style:display-name="Frame contents" style:family="paragraph" style:parent-style-name="Text_20_body" style:class="extra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Windows_X86_64 LibreOffice_project/0c292870b25a325b5ed35f6b45599d2ea4458e77</meta:generator>
    <meta:initial-creator>Delphine GOUELIBO</meta:initial-creator>
    <meta:creation-date>2010-09-16T10:03:53</meta:creation-date>
    <dc:date>2020-07-31T12:35:18.433000000</dc:date>
    <meta:editing-cycles>20</meta:editing-cycles>
    <meta:editing-duration>PT2H21M52S</meta:editing-duration>
    <meta:print-date>2020-07-31T11:55:17.872000000</meta:print-date>
    <meta:document-statistic meta:table-count="0" meta:image-count="0" meta:object-count="0" meta:page-count="1" meta:paragraph-count="28" meta:word-count="189" meta:character-count="2478" meta:non-whitespace-character-count="2304"/>
    <meta:user-defined meta:name="Info 1"/>
    <meta:user-defined meta:name="Info 2"/>
    <meta:user-defined meta:name="Info 3"/>
    <meta:user-defined meta:name="Info 4"/>
  </office:meta>
</office:document-meta>
</file>